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1cm" fo:padding-bottom="0.1cm" fo:padding-left="0.1cm" fo:padding-right="0.1cm"/>
    </style:style>
    <style:style style:name="gr4" style:family="graphic" style:parent-style-name="objectwithoutfill">
      <style:graphic-properties draw:stroke="dash" draw:stroke-dash="Ultrafine_20_Dashed" svg:stroke-width="0.2cm" svg:stroke-color="#355e00" draw:marker-start-width="0.5cm" draw:marker-end-width="0.5cm" draw:fill="none" draw:textarea-vertical-align="middle" fo:padding-top="0.1cm" fo:padding-bottom="0.1cm" fo:padding-left="0.1cm" fo:padding-right="0.1cm"/>
    </style:style>
    <style:style style:name="gr5" style:family="graphic" style:parent-style-name="objectwithoutfill">
      <style:graphic-properties draw:stroke="dash" draw:stroke-dash="Ultrafine_20_Dashed" svg:stroke-width="0.2cm" svg:stroke-color="#355e00" draw:marker-start="Arrow" draw:marker-start-width="0.5cm" draw:marker-end-width="0.5cm" draw:fill="none" draw:textarea-vertical-align="middle" fo:padding-top="0.1cm" fo:padding-bottom="0.1cm" fo:padding-left="0.1cm" fo:padding-right="0.1cm"/>
    </style:style>
    <style:style style:name="gr6" style:family="graphic" style:parent-style-name="objectwithoutfill">
      <style:graphic-properties draw:stroke="dash" draw:stroke-dash="Ultrafine_20_Dashed" svg:stroke-width="0.2cm" svg:stroke-color="#c5000b" draw:marker-start-width="0.5cm" draw:marker-end-width="0.5cm" draw:fill="none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draw:stroke="none" draw:stroke-dash="Ultrafine_20_Dashed" svg:stroke-color="#000000" draw:fill="solid" draw:fill-color="#83caff" draw:auto-grow-height="true" draw:auto-grow-width="false" fo:max-height="0cm" fo:min-height="0cm"/>
    </style:style>
    <style:style style:name="gr8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b3b3b3" draw:auto-grow-height="true" draw:auto-grow-width="false" fo:max-height="0cm" fo:min-height="0cm"/>
    </style:style>
    <style:style style:name="gr10" style:family="graphic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4.173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1" style:family="paragraph">
      <style:paragraph-properties fo:text-align="start"/>
      <style:text-properties fo:font-size="22p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e6e6e6"/>
    </style:style>
    <style:style style:name="P8" style:family="paragraph">
      <style:text-properties fo:font-size="24pt"/>
    </style:style>
    <style:style style:name="P9" style:family="paragraph">
      <style:text-properties fo:color="#ffffff" style:font-name="Ubuntu Mono1" fo:font-size="24pt" style:font-size-asian="24pt" style:font-size-complex="24pt"/>
    </style:style>
    <style:style style:name="P10" style:family="paragraph">
      <style:paragraph-properties fo:text-align="center"/>
      <style:text-properties fo:font-size="28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color="#e6e6e6" fo:font-size="26pt" style:font-size-asian="26pt" style:font-size-complex="26pt"/>
    </style:style>
    <style:style style:name="T6" style:family="text">
      <style:text-properties style:font-name="Ubuntu Mono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2" draw:text-style-name="P2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  <text:list-item>
                <text:p text:style-name="P1"><text:span text:style-name="T1">Network structure</text:span></text:p>
              </text:list-item>
              <text:list-item>
                <text:p text:style-name="P1"><text:span text:style-name="T1">How they think about the data</text:span></text:p>
              </text:list-item>
              <text:list-item>
                <text:p text:style-name="P1"><text:span text:style-name="T1">Data structure</text:span></text:p>
              </text:list-item>
              <text:list-item>
                <text:p text:style-name="P1"><text:span text:style-name="T1">Branches</text:span></text:p>
              </text:list-item>
              <text:list-item>
                <text:p text:style-name="P1"><text:span text:style-name="T1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Kenneth Nielsen, PhD from CINF</text:p>
                <text:list>
                  <text:list-item>
                    <text:p>knielsen@fysik.dtu.dk</text:p>
                  </text:list-item>
                  <text:list-item>
                    <text:p>https://github.com/KennethNielsen/presentations</text:p>
                  </text:list-item>
                </text:list>
              </text:list-item>
              <text:list-item>
                <text:p>git (and github) user for ? years</text:p>
              </text:list-item>
              <text:list-item>
                <text:p>Co-maintainer of a project in git for ? years</text:p>
              </text:list-item>
              <text:list-item>
                <text:p>Love git (almost as much as Python)</text:p>
                <text:list>
                  <text:list-item>
                    <text:p>python-tips</text:p>
                  </text:list-item>
                </text:list>
              </text:list-item>
              <text:list-item>
                <text:p>A bit of a gear head</text:p>
                <text:list>
                  <text:list-item>
                    <text:p>Like to learn about te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dit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<text:span text:style-name="T2">“</text:span><text:span text:style-name="T2">Introduction to Git with Scott Chacon of GitHub”</text:span></text:p>
                <text:list>
                  <text:list-item>
                    <text:p><text:span text:style-name="T2">https://www.youtube.com/watch?v=ZDR433b0HJY</text:span></text:p>
                  </text:list-item>
                  <text:list-item>
                    <text:p><text:span text:style-name="T3">Quite simply the best introduction I have seen</text:span></text:p>
                  </text:list-item>
                  <text:list-item>
                    <text:p><text:span text:style-name="T3">I use some figures from (with permission)</text:span></text:p>
                    <text:p><text:span text:style-name="T3"/></text:p>
                  </text:list-item>
                </text:list>
              </text:list-item>
              <text:list-item>
                <text:p>“Tech Talk: Linus Torvalds on git”</text:p>
                <text:list>
                  <text:list-item>
                    <text:p>https://www.youtube.com/watch?v=4XpnKHJAok8</text:p>
                  </text:list-item>
                  <text:list-item>
                    <text:p><text:span text:style-name="T3">Original creator of git</text:span></text:p>
                  </text:list-item>
                  <text:list-item>
                    <text:p><text:span text:style-name="T3">String opinions (and language)</text:span></text:p>
                  </text:list-item>
                  <text:list-item>
                    <text:p><text:span text:style-name="T3">Distribution and tru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ore background than tutorial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Talk of difficult transition</text:p>
                <text:list>
                  <text:list-item>
                    <text:p>Here to share my love for the tool</text:p>
                  </text:list-item>
                </text:list>
              </text:list-item>
              <text:list-item>
                <text:p>Todays presentation is not a tutorial</text:p>
                <text:list>
                  <text:list-item>
                    <text:p>Although I would be happy to do one</text:p>
                  </text:list-item>
                </text:list>
              </text:list-item>
              <text:list-item>
                <text:p>Experienced learners</text:p>
                <text:p/>
              </text:list-item>
              <text:list-item>
                <text:p>Other challenges</text:p>
                <text:list>
                  <text:list-item>
                    <text:p>Why does git insist on being that much different?</text:p>
                  </text:list-item>
                  <text:list-item>
                    <text:p>Learn git in the context of svn (bad experienc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5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5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4" draw:layer="layout" svg:width="2.936cm" svg:height="3.409cm" svg:x="12.5cm" svg:y="8.9cm">
          <draw:text-box>
            <text:p text:style-name="P4"><text:span text:style-name="T4">!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earning tool number 2</text:p>
          </draw:text-box>
        </draw:frame>
        <draw:line draw:style-name="gr3" draw:text-style-name="P5" draw:layer="layout" svg:x1="13.6cm" svg:y1="17.6cm" svg:x2="17.4cm" svg:y2="5.162cm">
          <text:p/>
        </draw:line>
        <draw:line draw:style-name="gr3" draw:text-style-name="P5" draw:layer="layout" svg:x1="13.55cm" svg:y1="17.6cm" svg:x2="9.4cm" svg:y2="5.162cm">
          <text:p/>
        </draw:line>
        <draw:frame draw:style-name="gr2" draw:text-style-name="P6" draw:layer="layout" svg:width="2.187cm" svg:height="0.962cm" svg:x="8.413cm" svg:y="4.2cm">
          <draw:text-box>
            <text:p text:style-name="P6">Tool 1</text:p>
          </draw:text-box>
        </draw:frame>
        <draw:frame draw:style-name="gr2" draw:text-style-name="P6" draw:layer="layout" svg:width="2.187cm" svg:height="0.962cm" svg:x="16.4cm" svg:y="4.2cm">
          <draw:text-box>
            <text:p text:style-name="P6">Tool 2</text:p>
          </draw:text-box>
        </draw:frame>
        <draw:frame draw:style-name="gr2" draw:text-style-name="P6" draw:layer="layout" svg:width="5.853cm" svg:height="0.962cm" svg:x="5.647cm" svg:y="12.5cm">
          <draw:text-box>
            <text:p text:style-name="P6">Low level concepts</text:p>
          </draw:text-box>
        </draw:frame>
        <draw:frame draw:style-name="gr2" draw:text-style-name="P6" draw:layer="layout" svg:width="4.833cm" svg:height="0.962cm" svg:x="4.466cm" svg:y="5.4cm">
          <draw:text-box>
            <text:p text:style-name="P6">Implementation</text:p>
          </draw:text-box>
        </draw:frame>
        <draw:frame draw:style-name="gr2" draw:text-style-name="P6" draw:layer="layout" svg:width="5.006cm" svg:height="0.962cm" svg:x="10.994cm" svg:y="17.8cm">
          <draw:text-box>
            <text:p text:style-name="P6">Zero knowledge</text:p>
          </draw:text-box>
        </draw:frame>
        <draw:frame draw:style-name="gr2" draw:text-style-name="P6" draw:layer="layout" svg:width="5.993cm" svg:height="0.962cm" svg:x="16.667cm" svg:y="7.5cm">
          <draw:text-box>
            <text:p text:style-name="P6">High level concepts</text:p>
          </draw:text-box>
        </draw:frame>
        <draw:frame draw:style-name="gr2" draw:text-style-name="P6" draw:layer="layout" svg:width="5.993cm" svg:height="0.962cm" svg:x="4.268cm" svg:y="7.5cm">
          <draw:text-box>
            <text:p text:style-name="P6">High level concepts</text:p>
          </draw:text-box>
        </draw:frame>
        <draw:frame draw:style-name="gr2" draw:text-style-name="P6" draw:layer="layout" svg:width="4.833cm" svg:height="0.962cm" svg:x="17.467cm" svg:y="5.4cm">
          <draw:text-box>
            <text:p text:style-name="P6">Implementation</text:p>
          </draw:text-box>
        </draw:frame>
        <draw:frame draw:style-name="gr2" draw:text-style-name="P6" draw:layer="layout" svg:width="5.853cm" svg:height="0.962cm" svg:x="15.448cm" svg:y="12.5cm">
          <draw:text-box>
            <text:p text:style-name="P6">Low level concepts</text:p>
          </draw:text-box>
        </draw:frame>
        <draw:line draw:style-name="gr4" draw:text-style-name="P5" draw:layer="layout" svg:x1="15.8cm" svg:y1="8cm" svg:x2="11cm" svg:y2="8cm">
          <text:p/>
        </draw:line>
        <draw:line draw:style-name="gr4" draw:text-style-name="P5" draw:layer="layout" svg:x1="10.2cm" svg:y1="5.8cm" svg:x2="11cm" svg:y2="8cm">
          <text:p/>
        </draw:line>
        <draw:line draw:style-name="gr5" draw:text-style-name="P5" draw:layer="layout" svg:x1="16.6cm" svg:y1="5.4cm" svg:x2="15.8cm" svg:y2="8cm">
          <text:p/>
        </draw:line>
        <draw:line draw:style-name="gr6" draw:text-style-name="P5" draw:layer="layout" svg:x1="11.1cm" svg:y1="8.2cm" svg:x2="12.6cm" svg:y2="12.8cm">
          <text:p/>
        </draw:line>
        <draw:line draw:style-name="gr6" draw:text-style-name="P5" draw:layer="layout" svg:x1="15.8cm" svg:y1="8.2cm" svg:x2="14.4cm" svg:y2="12.8cm">
          <text:p/>
        </draw:line>
        <draw:line draw:style-name="gr6" draw:text-style-name="P5" draw:layer="layout" svg:x1="14.4cm" svg:y1="12.8cm" svg:x2="12.6cm" svg:y2="12.8cm">
          <text:p/>
        </draw:line>
        <draw:frame draw:style-name="gr7" xml:id="id1" draw:id="id1" draw:layer="layout" svg:width="9.2cm" svg:height="2.384cm" svg:x="1.4cm" svg:y="13.5cm">
          <draw:text-box>
            <text:list text:style-name="L3">
              <text:list-item>
                <text:p>Records versions of code</text:p>
              </text:list-item>
              <text:list-item>
                <text:p>Packages of work (commit)</text:p>
              </text:list-item>
              <text:list-item>
                <text:p>A 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2" draw:text-style-name="P2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  <text:list-item>
                <text:p text:style-name="P1"><text:span text:style-name="T1">Network structure</text:span></text:p>
              </text:list-item>
              <text:list-item>
                <text:p text:style-name="P1"><text:span text:style-name="T1">How they think about the data</text:span></text:p>
              </text:list-item>
              <text:list-item>
                <text:p text:style-name="P1"><text:span text:style-name="T1">Data structure</text:span></text:p>
              </text:list-item>
              <text:list-item>
                <text:p text:style-name="P1"><text:span text:style-name="T1">Branches</text:span></text:p>
              </text:list-item>
              <text:list-item>
                <text:p text:style-name="P1"><text:span text:style-name="T1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DEMO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Make local repo</text:p>
              </text:list-item>
              <text:list-item>
                <text:p>Make branches</text:p>
              </text:list-item>
              <text:list-item>
                <text:p>Make commits</text:p>
              </text:list-item>
              <text:list-item>
                <text:p>Shift between bran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 presentation:placeholder="true">
          <draw:text-box/>
        </draw:frame>
        <draw:frame presentation:style-name="pr5" draw:layer="layout" svg:width="12.297cm" svg:height="13.86cm" svg:x="1.4cm" svg:y="4cm" presentation:class="outline" presentation:placeholder="true">
          <draw:text-box/>
        </draw:frame>
        <draw:frame presentation:style-name="pr5" draw:layer="layout" svg:width="12.297cm" svg:height="13.86cm" svg:x="14.313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>
        <office:forms form:automatic-focus="false" form:apply-design-mode="false"/>
        <draw:custom-shape draw:style-name="gr8" draw:text-style-name="P7" draw:layer="layout" svg:width="28cm" svg:height="21cm" svg:x="0cm" svg:y="0cm">
          <text:p text:style-name="P5"><text:span text:style-name="T5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draw:style-name="gr9" draw:text-style-name="P9" draw:layer="layout" svg:width="25.2cm" svg:height="15.497cm" svg:x="1.399cm" svg:y="4.501cm">
          <draw:text-box>
            <text:p text:style-name="P8"><text:span text:style-name="T6">In [2]: a = np.arange(6).reshape((2, 3))</text:span></text:p>
            <text:p text:style-name="P8"><text:span text:style-name="T6"/></text:p>
            <text:p text:style-name="P8"><text:span text:style-name="T6">In [3]: a</text:span></text:p>
            <text:p text:style-name="P8"><text:span text:style-name="T6">Out[3]: </text:span></text:p>
            <text:p text:style-name="P8"><text:span text:style-name="T6">array([[0, 1, 2],</text:span></text:p>
            <text:p text:style-name="P8"><text:span text:style-name="T6"><text:s text:c="7"/></text:span><text:span text:style-name="T6">[3, 4, 5]])</text:span></text:p>
            <text:p text:style-name="P8"><text:span text:style-name="T6"/></text:p>
            <text:p text:style-name="P8"><text:span text:style-name="T6">In [4]: a[1, 1]</text:span></text:p>
            <text:p text:style-name="P8"><text:span text:style-name="T6">Out[4]: 4</text:span></text:p>
            <text:p text:style-name="P8"><text:span text:style-name="T6"/></text:p>
            <text:p text:style-name="P8"><text:span text:style-name="T6">In [5]: a[1, :]</text:span></text:p>
            <text:p text:style-name="P8"><text:span text:style-name="T6">Out[5]: array([3, 4, 5])</text:span></text:p>
            <text:p text:style-name="P8"><text:span text:style-name="T6"/></text:p>
            <text:p text:style-name="P8"><text:span text:style-name="T6">In [6]: a[:, 1]</text:span></text:p>
            <text:p text:style-name="P8"><text:span text:style-name="T6">Out[6]: array([1, 4])</text:span></text:p>
            <text:p text:style-name="P8"><text:span text:style-name="T6"/></text:p>
            <text:p text:style-name="P8"><text:span text:style-name="T6">In [7]: a[:, -1]</text:span></text:p>
            <text:p text:style-name="P8"><text:span text:style-name="T6">Out[7]: array([2, 5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2T3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3T19">
        <office:forms form:automatic-focus="false" form:apply-design-mode="false"/>
        <draw:frame presentation:style-name="pr7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10" draw:text-style-name="P11" draw:layer="Layout" svg:width="24cm" svg:height="12.8cm" svg:x="2cm" svg:y="4.8cm">
          <text:p text:style-name="P10"><text:span text:style-name="T2">Type along session in the terminal:</text:span></text:p>
          <text:p text:style-name="P10"><text:span text:style-name="T2">arra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5-11-02">02/11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13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3H1M32S</meta:editing-duration>
    <meta:editing-cycles>564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5-11-02T15:13:27.352509393</dc:date>
    <dc:creator>Kenneth Nielsen</dc:creator>
    <meta:document-statistic meta:object-count="126"/>
  </office:meta>
</office:document-meta>
</file>